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Standard">
      <style:paragraph-properties fo:margin-left="0.25in" fo:margin-right="0in" fo:text-align="start" style:justify-single-word="false" fo:text-indent="0in" style:auto-text-indent="false" style:text-autospace="none"/>
      <style:text-properties fo:color="#000000" style:font-name="Thorndale" fo:font-size="12pt" style:font-name-asian="Courier New" style:font-size-asian="12pt" style:font-name-complex="Courier New"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7" style:family="paragraph" style:parent-style-name="Standard" style:list-style-name="L3">
      <style:paragraph-properties fo:margin-left="0in" fo:margin-right="0in" fo:text-align="start" style:justify-single-word="false" fo:text-indent="0in" style:auto-text-indent="false" style:text-autospace="none"/>
      <style:text-properties fo:color="#000000" style:font-name="Thorndale" fo:font-size="12pt" style:font-name-asian="Courier New" style:font-size-asian="12pt" style:font-name-complex="Courier New" style:font-size-complex="12pt"/>
    </style:style>
    <style:style style:name="P8" style:family="paragraph" style:parent-style-name="Standard" style:list-style-name="L3">
      <style:paragraph-properties fo:margin-left="0in" fo:margin-right="0in" fo:text-align="start" style:justify-single-word="false" fo:text-indent="0in" style:auto-text-indent="false" style:text-autospace="none"/>
      <style:text-properties fo:color="#000000" style:font-name="Thorndale" fo:font-size="12pt" fo:font-weight="normal" style:font-name-asian="Courier New" style:font-size-asian="12pt" style:font-weight-asian="normal" style:font-name-complex="Courier New" style:font-size-complex="12pt" style:font-weight-complex="normal"/>
    </style:style>
    <style:style style:name="T1" style:family="text">
      <style:text-properties fo:color="#7f0055"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size="10pt" style:font-size-asian="10pt" style:font-size-complex="10pt"/>
    </style:style>
    <style:style style:name="T4" style:family="text">
      <style:text-properties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Rob's Random Notes on SQuirreL Development:</text:p>
      <text:p text:style-name="Standard"/>
      <text:p text:style-name="Standard">This document is a simple collection of observations I've made while developing SQuirreL that might be useful to people that are trying to 'grok' the code.</text:p>
      <text:p text:style-name="Standard"/>
      <text:list text:style-name="L1">
        <text:list-item>
          <text:p text:style-name="P1">fw module is an independent library of code related to handling SQL and database objects presented by JDBC. <text:s/>It must not reference any classes that are located in either the app module or any of the plugins. <text:s/>Typically, it is rare to find GUI widgets or components here, since the app module has a UI framework that is specifically designed to aid development of the SQuirreL UI, among other things.</text:p>
        </text:list-item>
      </text:list>
      <text:p text:style-name="Standard"/>
      <text:list text:style-name="L2">
        <text:list-item>
          <text:p text:style-name="P2">If you have no clue where to look for code that implements a certain feature, find the trigger point in the application (e.g. a menu item that is clicked on to access the feature). <text:s/>Search *.properties for the label of the trigger point. <text:s/>Typically it will be found in a file called I18NStrings.properties (If not, this is probably a bug – search the code for the hard-coded trigger point label and if it is found, submit a bug report with a patch; study the code that has the hard-coded label). <text:s/>Use the key in the properties file to locate the class that accesses the label and study the code where it is found.</text:p>
        </text:list-item>
      </text:list>
      <text:p text:style-name="Standard"/>
      <text:list text:style-name="L2">
        <text:list-item text:start-value="1">
          <text:p text:style-name="P2">If you have a piece of code in fw that interacts with the database and can take a long time to complete (especially if it's a per-object piece of code and there are multiple objects to process), you will want to provide the user some feedback of how it's going. <text:s/>However, popping up a progress dialog in the fw code is unwise, since the UI components that are needed for rendering the dialog are located in the app module. <text:s/>This is the purpose of the ProgressCallBack interface which has only one method: <text:s/></text:p>
        </text:list-item>
      </text:list>
      <text:p text:style-name="P3"/>
      <text:p text:style-name="P4"><text:span text:style-name="T1"><text:tab/>void</text:span> currentlyLoading(String simpleName);</text:p>
      <text:p text:style-name="P4"/>
      <text:p text:style-name="P5">The method can be implemented by some class in the app module; then the method in fw that is long-running can be modified to accept a ProgressCallBack implementation and the fw method can call 'currentlyLoading' each time it starts processing the next db object.</text:p>
      <text:p text:style-name="P6"/>
      <text:list text:style-name="L3">
        <text:list-item>
          <text:p text:style-name="P7"><text:span text:style-name="T2">Most classes have a static logger and string manager declaration. <text:s/>It is a good thing to use the logger instead of printing to STDERR or STDOUT (these will be lost for end-users running javaw.exe – only the log messages will be available; so debugging is more enjoyable when you have the log). <text:s/>Also, well-behaved UI classes – including those that show error messages in dialogs or the session message panel – should always get the error message text from the static </text:span><text:span text:style-name="T3">StringManager</text:span><text:span text:style-name="T4"> </text:span><text:span text:style-name="T2">for that class. <text:s/>The messages should then be included in a file in the same package as the class called I18NStrings.properties. This enables our translators to provide an alternative text for the message in their native language.</text:span></text:p>
          <text:p text:style-name="P8"/>
        </text:list-item>
        <text:list-item>
          <text:p text:style-name="P8">If the UI becomes unresponsive while performing a particular action and it is repeatable, it is most likely to be that the event dispatch thread is being used for long-running database work. <text:s/>To find the code that is to blame, attach a debugger, performing the action which makes the UI freeze, and suspend the AWT thread and look at it's stack trace to see what code it is executing. <text:s/>This can be done with an IDE such as Eclipse.</text:p>
          <text:p text:style-name="P8"/>
        </text:list-item>
        <text:list-item>
          <text:p text:style-name="P8">It is a good idea to include 'static final long serialVersionUID' instance variables in your serializable classes, especially ones that get persisted to disk like XML bean classes. <text:s/>The reason for this is because if you let the JVM calculate this value, then it could possibly change between writing to disk and then reading from disk with a different JVM (version or vendor). <text:s/>This is because the Java language standard doesn't specify the exact algorithm that Must be used to calculate this value. <text:s/>Therefore, different JVM implementations are free to come up with their own and some JVMs are known to include “shadow” instance variables (that they use for tracking object instances internally) in the calculation. <text:s/>However, you should be careful to update this statically defined UID when the public interface changes in a way that is not backward compatible and provide custom code to convert older serialized versions to newer o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7-03-12T04:51:37</meta:creation-date>
    <dc:date>2007-03-30T21:08:23</dc:date>
    <dc:language>en-US</dc:language>
    <meta:editing-cycles>17</meta:editing-cycles>
    <meta:editing-duration>PT43M47S</meta:editing-duration>
    <meta:user-defined meta:name="Info 1"/>
    <meta:user-defined meta:name="Info 2"/>
    <meta:user-defined meta:name="Info 3"/>
    <meta:user-defined meta:name="Info 4"/>
    <meta:document-statistic meta:table-count="0" meta:image-count="0" meta:object-count="0" meta:page-count="2" meta:paragraph-count="10" meta:word-count="708" meta:character-count="4098"/>
  </office:meta>
</office:document-meta>
</file>